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Liberation Sans" style:text-underline-style="none" fo:font-weight="bold" style:font-weight-asian="bold" style:font-weight-complex="bold"/>
    </style:style>
    <style:style style:name="P2" style:family="paragraph" style:parent-style-name="Footer">
      <style:text-properties fo:color="#0000ff" style:font-weight-asian="normal"/>
    </style:style>
    <style:style style:name="P3" style:family="paragraph" style:parent-style-name="Standard" style:list-style-name="L1">
      <style:text-properties fo:color="#0000ff" style:font-name="Liberation Sans" fo:font-size="11pt" style:font-size-asian="11pt" style:font-size-complex="11pt"/>
    </style:style>
    <style:style style:name="P4" style:family="paragraph" style:parent-style-name="Standard" style:list-style-name="L1">
      <style:text-properties fo:color="#0000ff" style:font-name="Liberation Sans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9pt" fo:font-weight="bold" style:font-size-asian="9pt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<text:tab/>The EWSLibraryNS PHP Library Project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color="#0000ff" style:font-name="Liberation Sans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fo:color="#0000ff" style:font-name="OpenSymbol" fo:font-size="9pt" style:font-name-asian="OpenSymbol" style:font-size-asian="9pt" style:font-name-complex="Open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ff" style:font-weight-asian="normal"/>
    </style:style>
    <style:style style:name="MT1" style:family="text">
      <style:text-properties fo:font-size="9pt" fo:font-weight="bold" style:font-size-asian="9pt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EWSLibraryNS – 1.1 The EWSLibraryNS Library Project<text:tab/></text:span><text:span text:style-name="MT1"><text:page-number text:select-page="current">1</text:page-number></text:span><text:span text:style-name="MT1"><text:tab/></text:span><text:span text:style-name="MT1"><text:date style:data-style-name="N76" text:date-value="2012-01-13T20:30:12.99">January 13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1-12T23:10:07</meta:creation-date>
    <dc:date>2012-01-13T20:30:13</dc:date>
    <dc:creator>Jay </dc:creator>
    <meta:editing-duration>PT06H29M03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17" meta:character-count="110"/>
  </office:meta>
</office:document-meta>
</file>